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fo:color="#ce181e" style:font-name="Arial" fo:font-size="10.5pt" officeooo:rsid="002cf8be" officeooo:paragraph-rsid="00451a88" fo:background-color="#fff200" style:font-size-asian="10.5pt" style:font-size-complex="10.5pt"/>
    </style:style>
    <style:style style:name="P3" style:family="paragraph" style:parent-style-name="Frame_20_contents">
      <style:text-properties style:font-name="Arial" fo:font-size="10.5pt" officeooo:paragraph-rsid="00451a88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Title">
      <style:text-properties style:font-name="Arial" fo:font-size="14pt" officeooo:paragraph-rsid="002b785e" style:font-size-asian="14pt" style:font-size-complex="14pt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f4e56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40e10c" style:font-size-asian="10.5pt" style:font-size-complex="10.5pt"/>
    </style:style>
    <style:style style:name="P10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2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3" style:family="paragraph" style:parent-style-name="UrbanBody">
      <style:paragraph-properties style:shadow="none"/>
      <style:text-properties style:font-name="Arial" fo:font-size="9pt" fo:font-weight="normal" officeooo:paragraph-rsid="00321b3e" style:font-size-asian="9pt" style:font-weight-asian="normal" style:font-size-complex="9pt" style:font-weight-complex="normal"/>
    </style:style>
    <style:style style:name="P14" style:family="paragraph" style:parent-style-name="UrbanBody">
      <style:paragraph-properties fo:padding="0cm" fo:border="none" style:shadow="none"/>
      <style:text-properties style:font-name="Arial" fo:font-size="10.5pt" fo:font-weight="bold" officeooo:paragraph-rsid="003efeb9" style:font-size-asian="10.5pt" style:font-weight-asian="bold" style:font-size-complex="10.5pt" style:font-weight-complex="bold"/>
    </style:style>
    <style:style style:name="P15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cf8be" officeooo:paragraph-rsid="00451a88" fo:background-color="transparent" style:font-size-asian="10pt" style:font-weight-asian="bold" style:font-size-complex="10pt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efeb9" style:font-weight-asian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61da0"/>
    </style:style>
    <style:style style:name="T9" style:family="text">
      <style:text-properties officeooo:rsid="0029f397"/>
    </style:style>
    <style:style style:name="T10" style:family="text">
      <style:text-properties officeooo:rsid="002bda3c"/>
    </style:style>
    <style:style style:name="T11" style:family="text">
      <style:text-properties officeooo:rsid="0030c0b0"/>
    </style:style>
    <style:style style:name="T12" style:family="text">
      <style:text-properties fo:color="#ce181e" officeooo:rsid="002cf8be" fo:background-color="#fff200" loext:char-shading-value="0"/>
    </style:style>
    <style:style style:name="T13" style:family="text">
      <style:text-properties officeooo:rsid="00362119"/>
    </style:style>
    <style:style style:name="T14" style:family="text">
      <style:text-properties officeooo:rsid="003c560d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6"><text:span text:style-name="T15">do text</text:span></text:p><text:p text:style-name="P16"><text:span text:style-name="T15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3.237cm" draw:z-index="0"><draw:text-box><text:p text:style-name="P3">S<text:span text:style-name="T7">PW - Département de l'Aménagement du territoire et de l'Urbanisme</text:span> - Direction de <text:span text:style-name="T12">VILLE</text:span></text:p><text:p text:style-name="P2">ADRESSE</text:p><text:p text:style-name="P15">RECOMMANDÉ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Transmis<text:span text:style-name="T8">sion</text:span> <text:span text:style-name="T10">de l’avis préalable du Collège communal</text:span></text:p>
      <text:p text:style-name="P4"/>
      <text:p text:style-name="P11"/>
      <text:p text:style-name="P13">Agent traitant : <text:span text:style-name="T13"><text:text-input text:description="">self.getFoldermanagers()[0].getName2()</text:text-input></text:span><text:span text:style-name="T13"><text:s/></text:span><text:span text:style-name="T13"><text:text-input text:description="">self.getFoldermanagers()[0].getName1()</text:text-input></text:span></text:p>
      <text:p text:style-name="P14"><text:span text:style-name="T5"><office:annotation><dc:creator>Gauthier Bastien</dc:creator><dc:date>2011-01-13T14:56:41</dc:date><text:p text:style-name="P16"><text:span text:style-name="T15">do text</text:span></text:p><text:p text:style-name="P16"><text:span text:style-name="T15">from document(at=reference, format='odt')</text:span></text:p></office:annotation></text:span><text:span text:style-name="T6">Import depuis reference.odt</text:span></text:p>
      <text:p text:style-name="P10"/>
      <text:p text:style-name="P6"><office:annotation><dc:creator>Gauthier Bastien</dc:creator><dc:date>2011-02-16T16:12:24</dc:date><text:p text:style-name="P16"><text:span text:style-name="T17">do text if self.hasMultipleApplicants()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6"><text:span text:style-name="T16">do text if self.hasSingleApplicant()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6"/>
      <text:p text:style-name="P6"><text:span text:style-name="T11">Monsieur le Fonctionnaire délégué</text:span>,</text:p>
      <text:p text:style-name="P6"/>
      <text:p text:style-name="P9">Conformément au <text:span text:style-name="T14">décret du 5 février 2015 relatif aux implantations commerciales et à votre courrier du </text:span><text:span text:style-name="T14"><text:text-input text:description="">licence_view.format_date(self.getLastAcknowledgment().getEventDate())</text:text-input></text:span>, nous vous prions de trouver, sous ce pli, <text:span text:style-name="T9">un</text:span> exemplaire <text:span text:style-name="T10">de l’avis préalable du Collège communal réalisé dans le cadre du projet rep</text:span>ris sous rubrique.</text:p>
      <text:p text:style-name="P8"/>
      <text:p text:style-name="P8">Nous vous en souhaitons bonne réception et nous vous prions d'agréer, <text:span text:style-name="T11">Monsieur le Fonctionnaire délégué</text:span>, nos salutations distinguées.</text:p>
      <text:p text:style-name="P8"/>
      <text:p text:style-name="P8"><office:annotation><dc:creator>Gauthier Bastien</dc:creator><dc:date>2011-01-13T14:56:41</dc:date><text:p text:style-name="P16"><text:span text:style-name="T15">do text</text:span></text:p><text:p text:style-name="P16"><text:span text:style-name="T15">from document(at=signatures, format='odt')</text:span></text:p></office:annotation><text:span text:style-name="T1">Import depuis signatures.odt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6:22:49.675426363</dc:date>
    <dc:language>fr-FR</dc:language>
    <meta:editing-cycles>128</meta:editing-cycles>
    <meta:editing-duration>P1DT9H38M58S</meta:editing-duration>
    <dc:creator>bleybaert</dc:creator>
    <meta:document-statistic meta:table-count="0" meta:image-count="0" meta:object-count="0" meta:page-count="1" meta:paragraph-count="16" meta:word-count="143" meta:character-count="1120" meta:non-whitespace-character-count="1015"/>
    <meta:user-defined meta:name="Info 1"/>
    <meta:user-defined meta:name="Info 2"/>
    <meta:user-defined meta:name="Info 3"/>
    <meta:user-defined meta:name="Info 4"/>
  </office:meta>
</office:document-meta>
</file>